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3, 2022 (11:19:2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3T16:19:46Z</meta:creation-date>
    <dc:date>2022-01-13T16:19:46Z</dc:date>
    <meta:user-defined meta:name="date" meta:value-type="string">January  13, 2022 (11:19:2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